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58.6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48.37mm"/>
    </style:style>
    <style:style style:name="co7" style:family="table-column">
      <style:table-column-properties fo:break-before="auto" style:column-width="50.85mm"/>
    </style:style>
    <style:style style:name="co8" style:family="table-column">
      <style:table-column-properties fo:break-before="auto" style:column-width="97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  <table:table-cell/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</table:table-row>
        <table:table-row table:style-name="ro1">
          <table:table-cell office:value-type="float" office:value="363.9727" calcext:value-type="float">
            <text:p>363,9727</text:p>
          </table:table-cell>
          <table:table-cell office:value-type="float" office:value="369.469450000001" calcext:value-type="float">
            <text:p>369,46945</text:p>
          </table:table-cell>
          <table:table-cell office:value-type="float" office:value="141.19545736696" calcext:value-type="float">
            <text:p>141,195457367</text:p>
          </table:table-cell>
          <table:table-cell table:formula="of:=[.B2]-2*[.C2]" office:value-type="float" office:value="87.078535266081" calcext:value-type="float">
            <text:p>87,0785352661</text:p>
          </table:table-cell>
          <table:table-cell table:formula="of:=[.B2]+2*[.C2]" office:value-type="float" office:value="651.860364733921" calcext:value-type="float">
            <text:p>651,8603647339</text:p>
          </table:table-cell>
          <table:table-cell office:value-type="float" office:value="363.9727" calcext:value-type="float">
            <text:p>363,9727</text:p>
          </table:table-cell>
          <table:table-cell office:value-type="string" calcext:value-type="string">
            <text:p>Ho tenuto dati al di fuori del 2 sigma</text:p>
          </table:table-cell>
          <table:table-cell/>
          <table:table-cell office:value-type="float" office:value="4576.289775" calcext:value-type="float">
            <text:p>4576,289775</text:p>
          </table:table-cell>
          <table:table-cell office:value-type="float" office:value="4485.43944166667" calcext:value-type="float">
            <text:p>4485,4394416667</text:p>
          </table:table-cell>
          <table:table-cell office:value-type="float" office:value="122.481726414153" calcext:value-type="float">
            <text:p>122,4817264142</text:p>
          </table:table-cell>
          <table:table-cell table:formula="of:=[.J2]-2*[.K2]" office:value-type="float" office:value="4240.47598883836" calcext:value-type="float">
            <text:p>4240,4759888384</text:p>
          </table:table-cell>
          <table:table-cell table:formula="of:=[.J2]+2*[.K2]" office:value-type="float" office:value="4730.40289449498" calcext:value-type="float">
            <text:p>4730,402894495</text:p>
          </table:table-cell>
          <table:table-cell office:value-type="float" office:value="4576.289775" calcext:value-type="float">
            <text:p>4576,289775</text:p>
          </table:table-cell>
          <table:table-cell office:value-type="string" calcext:value-type="string">
            <text:p>compatibile con la scelta di usare il 2 sigma</text:p>
          </table:table-cell>
        </table:table-row>
        <table:table-row table:style-name="ro1">
          <table:table-cell office:value-type="float" office:value="346.3059625" calcext:value-type="float">
            <text:p>346,3059625</text:p>
          </table:table-cell>
          <table:table-cell table:formula="of:=AVERAGE([.A2:.A14];[.A16:.A17])" office:value-type="float" office:value="389.613013333334" calcext:value-type="float">
            <text:p>389,6130133333</text:p>
          </table:table-cell>
          <table:table-cell table:number-columns-repeated="3"/>
          <table:table-cell office:value-type="float" office:value="346.3059625" calcext:value-type="float">
            <text:p>346,3059625</text:p>
          </table:table-cell>
          <table:table-cell table:number-columns-repeated="2"/>
          <table:table-cell office:value-type="float" office:value="4543.847625" calcext:value-type="float">
            <text:p>4543,847625</text:p>
          </table:table-cell>
          <table:table-cell table:number-columns-repeated="4"/>
          <table:table-cell office:value-type="float" office:value="4543.847625" calcext:value-type="float">
            <text:p>4543,847625</text:p>
          </table:table-cell>
          <table:table-cell/>
        </table:table-row>
        <table:table-row table:style-name="ro1">
          <table:table-cell office:value-type="float" office:value="345.458025000001" calcext:value-type="float">
            <text:p>345,458025</text:p>
          </table:table-cell>
          <table:table-cell table:number-columns-repeated="4"/>
          <table:table-cell office:value-type="float" office:value="345.458025000001" calcext:value-type="float">
            <text:p>345,458025</text:p>
          </table:table-cell>
          <table:table-cell table:number-columns-repeated="2"/>
          <table:table-cell office:value-type="float" office:value="4378.001975" calcext:value-type="float">
            <text:p>4378,001975</text:p>
          </table:table-cell>
          <table:table-cell table:number-columns-repeated="4"/>
          <table:table-cell office:value-type="float" office:value="4378.001975" calcext:value-type="float">
            <text:p>4378,001975</text:p>
          </table:table-cell>
          <table:table-cell/>
        </table:table-row>
        <table:table-row table:style-name="ro1">
          <table:table-cell office:value-type="float" office:value="357.879262500001" calcext:value-type="float">
            <text:p>357,8792625</text:p>
          </table:table-cell>
          <table:table-cell table:number-columns-repeated="4"/>
          <table:table-cell office:value-type="float" office:value="357.879262500001" calcext:value-type="float">
            <text:p>357,8792625</text:p>
          </table:table-cell>
          <table:table-cell table:number-columns-repeated="2"/>
          <table:table-cell office:value-type="float" office:value="4364.80290000001" calcext:value-type="float">
            <text:p>4364,8029</text:p>
          </table:table-cell>
          <table:table-cell table:number-columns-repeated="4"/>
          <table:table-cell office:value-type="float" office:value="4364.80290000001" calcext:value-type="float">
            <text:p>4364,8029</text:p>
          </table:table-cell>
          <table:table-cell/>
        </table:table-row>
        <table:table-row table:style-name="ro1">
          <table:table-cell office:value-type="float" office:value="321.801199999999" calcext:value-type="float">
            <text:p>321,8012</text:p>
          </table:table-cell>
          <table:table-cell table:number-columns-repeated="4"/>
          <table:table-cell office:value-type="float" office:value="321.801199999999" calcext:value-type="float">
            <text:p>321,8012</text:p>
          </table:table-cell>
          <table:table-cell table:number-columns-repeated="2"/>
          <table:table-cell office:value-type="float" office:value="4434.955875" calcext:value-type="float">
            <text:p>4434,955875</text:p>
          </table:table-cell>
          <table:table-cell table:number-columns-repeated="4"/>
          <table:table-cell office:value-type="float" office:value="4434.955875" calcext:value-type="float">
            <text:p>4434,955875</text:p>
          </table:table-cell>
          <table:table-cell/>
        </table:table-row>
        <table:table-row table:style-name="ro1">
          <table:table-cell office:value-type="float" office:value="484.581300000001" calcext:value-type="float">
            <text:p>484,5813</text:p>
          </table:table-cell>
          <table:table-cell table:number-columns-repeated="4"/>
          <table:table-cell office:value-type="float" office:value="484.581300000001" calcext:value-type="float">
            <text:p>484,5813</text:p>
          </table:table-cell>
          <table:table-cell table:number-columns-repeated="2"/>
          <table:table-cell office:value-type="float" office:value="4537.064125" calcext:value-type="float">
            <text:p>4537,064125</text:p>
          </table:table-cell>
          <table:table-cell table:number-columns-repeated="4"/>
          <table:table-cell office:value-type="float" office:value="4537.064125" calcext:value-type="float">
            <text:p>4537,064125</text:p>
          </table:table-cell>
          <table:table-cell/>
        </table:table-row>
        <table:table-row table:style-name="ro1">
          <table:table-cell office:value-type="float" office:value="485.444" calcext:value-type="float">
            <text:p>485,444</text:p>
          </table:table-cell>
          <table:table-cell table:number-columns-repeated="4"/>
          <table:table-cell office:value-type="float" office:value="485.444" calcext:value-type="float">
            <text:p>485,444</text:p>
          </table:table-cell>
          <table:table-cell table:number-columns-repeated="2"/>
          <table:table-cell office:value-type="float" office:value="4477.371875" calcext:value-type="float">
            <text:p>4477,371875</text:p>
          </table:table-cell>
          <table:table-cell table:number-columns-repeated="4"/>
          <table:table-cell office:value-type="float" office:value="4477.371875" calcext:value-type="float">
            <text:p>4477,371875</text:p>
          </table:table-cell>
          <table:table-cell/>
        </table:table-row>
        <table:table-row table:style-name="ro1">
          <table:table-cell office:value-type="float" office:value="467.987100000001" calcext:value-type="float">
            <text:p>467,9871</text:p>
          </table:table-cell>
          <table:table-cell table:number-columns-repeated="4"/>
          <table:table-cell office:value-type="float" office:value="467.987100000001" calcext:value-type="float">
            <text:p>467,9871</text:p>
          </table:table-cell>
          <table:table-cell table:number-columns-repeated="2"/>
          <table:table-cell office:value-type="float" office:value="4076.17839999999" calcext:value-type="float">
            <text:p>4076,1784</text:p>
          </table:table-cell>
          <table:table-cell table:number-columns-repeated="4"/>
          <table:table-cell office:value-type="float" office:value="4499.136" calcext:value-type="float">
            <text:p>4499,136</text:p>
          </table:table-cell>
          <table:table-cell/>
        </table:table-row>
        <table:table-row table:style-name="ro1">
          <table:table-cell office:value-type="float" office:value="428.7129" calcext:value-type="float">
            <text:p>428,7129</text:p>
          </table:table-cell>
          <table:table-cell table:number-columns-repeated="4"/>
          <table:table-cell office:value-type="float" office:value="428.7129" calcext:value-type="float">
            <text:p>428,7129</text:p>
          </table:table-cell>
          <table:table-cell table:number-columns-repeated="2"/>
          <table:table-cell office:value-type="float" office:value="4499.136" calcext:value-type="float">
            <text:p>4499,136</text:p>
          </table:table-cell>
          <table:table-cell table:number-columns-repeated="4"/>
          <table:table-cell office:value-type="float" office:value="4565.1872" calcext:value-type="float">
            <text:p>4565,1872</text:p>
          </table:table-cell>
          <table:table-cell/>
        </table:table-row>
        <table:table-row table:style-name="ro1">
          <table:table-cell office:value-type="float" office:value="550.6325" calcext:value-type="float">
            <text:p>550,6325</text:p>
          </table:table-cell>
          <table:table-cell table:number-columns-repeated="4"/>
          <table:table-cell office:value-type="float" office:value="550.6325" calcext:value-type="float">
            <text:p>550,6325</text:p>
          </table:table-cell>
          <table:table-cell table:number-columns-repeated="2"/>
          <table:table-cell office:value-type="float" office:value="4565.1872" calcext:value-type="float">
            <text:p>4565,1872</text:p>
          </table:table-cell>
          <table:table-cell table:number-columns-repeated="4"/>
          <table:table-cell office:value-type="float" office:value="4500.0547" calcext:value-type="float">
            <text:p>4500,0547</text:p>
          </table:table-cell>
          <table:table-cell/>
        </table:table-row>
        <table:table-row table:style-name="ro1">
          <table:table-cell office:value-type="float" office:value="420.311500000003" calcext:value-type="float">
            <text:p>420,3115</text:p>
          </table:table-cell>
          <table:table-cell table:number-columns-repeated="4"/>
          <table:table-cell office:value-type="float" office:value="420.311500000003" calcext:value-type="float">
            <text:p>420,3115</text:p>
          </table:table-cell>
          <table:table-cell table:number-columns-repeated="2"/>
          <table:table-cell office:value-type="float" office:value="4500.0547" calcext:value-type="float">
            <text:p>4500,0547</text:p>
          </table:table-cell>
          <table:table-cell table:number-columns-repeated="4"/>
          <table:table-cell office:value-type="float" office:value="4502.3475" calcext:value-type="float">
            <text:p>4502,3475</text:p>
          </table:table-cell>
          <table:table-cell/>
        </table:table-row>
        <table:table-row table:style-name="ro1">
          <table:table-cell office:value-type="float" office:value="465.894899999999" calcext:value-type="float">
            <text:p>465,8949</text:p>
          </table:table-cell>
          <table:table-cell table:number-columns-repeated="4"/>
          <table:table-cell office:value-type="float" office:value="465.894899999999" calcext:value-type="float">
            <text:p>465,8949</text:p>
          </table:table-cell>
          <table:table-cell table:number-columns-repeated="2"/>
          <table:table-cell office:value-type="float" office:value="4502.3475" calcext:value-type="float">
            <text:p>4502,3475</text:p>
          </table:table-cell>
          <table:table-cell table:number-columns-repeated="4"/>
          <table:table-cell office:value-type="float" office:value="4500.2553" calcext:value-type="float">
            <text:p>4500,2553</text:p>
          </table:table-cell>
          <table:table-cell/>
        </table:table-row>
        <table:table-row table:style-name="ro1">
          <table:table-cell office:value-type="float" office:value="511.4951" calcext:value-type="float">
            <text:p>511,4951</text:p>
          </table:table-cell>
          <table:table-cell table:number-columns-repeated="4"/>
          <table:table-cell office:value-type="float" office:value="511.4951" calcext:value-type="float">
            <text:p>511,4951</text:p>
          </table:table-cell>
          <table:table-cell table:number-columns-repeated="2"/>
          <table:table-cell office:value-type="float" office:value="4500.2553" calcext:value-type="float">
            <text:p>4500,2553</text:p>
          </table:table-cell>
          <table:table-cell table:number-columns-repeated="4"/>
          <table:table-cell office:value-type="float" office:value="4583.0375" calcext:value-type="float">
            <text:p>4583,0375</text:p>
          </table:table-cell>
          <table:table-cell/>
        </table:table-row>
        <table:table-row table:style-name="ro1">
          <table:table-cell office:value-type="float" office:value="67.3159999999998" calcext:value-type="float">
            <text:p>67,316</text:p>
          </table:table-cell>
          <table:table-cell table:number-columns-repeated="4"/>
          <table:table-cell office:value-type="float" office:value="67.3159999999998" calcext:value-type="float">
            <text:p>67,316</text:p>
          </table:table-cell>
          <table:table-cell table:number-columns-repeated="2"/>
          <table:table-cell office:value-type="float" office:value="4583.0375" calcext:value-type="float">
            <text:p>4583,0375</text:p>
          </table:table-cell>
          <table:table-cell table:number-columns-repeated="4"/>
          <table:table-cell office:value-type="float" office:value="4467.897475" calcext:value-type="float">
            <text:p>4467,897475</text:p>
          </table:table-cell>
          <table:table-cell/>
        </table:table-row>
        <table:table-row table:style-name="ro1">
          <table:table-cell office:value-type="float" office:value="134.718750000002" calcext:value-type="float">
            <text:p>134,71875</text:p>
          </table:table-cell>
          <table:table-cell table:number-columns-repeated="4"/>
          <table:table-cell office:value-type="float" office:value="134.718750000002" calcext:value-type="float">
            <text:p>134,71875</text:p>
          </table:table-cell>
          <table:table-cell table:number-columns-repeated="2"/>
          <table:table-cell office:value-type="float" office:value="4467.897475" calcext:value-type="float">
            <text:p>4467,897475</text:p>
          </table:table-cell>
          <table:table-cell table:number-columns-repeated="4"/>
          <table:table-cell office:value-type="float" office:value="4602.702975" calcext:value-type="float">
            <text:p>4602,702975</text:p>
          </table:table-cell>
          <table:table-cell/>
        </table:table-row>
        <table:table-row table:style-name="ro1">
          <table:table-cell office:value-type="float" office:value="159.000000000004" calcext:value-type="float">
            <text:p>159</text:p>
          </table:table-cell>
          <table:table-cell table:number-columns-repeated="4"/>
          <table:table-cell office:value-type="float" office:value="159.000000000004" calcext:value-type="float">
            <text:p>159</text:p>
          </table:table-cell>
          <table:table-cell table:number-columns-repeated="2"/>
          <table:table-cell office:value-type="float" office:value="4602.702975" calcext:value-type="float">
            <text:p>4602,702975</text:p>
          </table:table-cell>
          <table:table-cell table:number-columns-repeated="4"/>
          <table:table-cell office:value-type="float" office:value="4540.108125" calcext:value-type="float">
            <text:p>4540,1081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540.108125" calcext:value-type="float">
            <text:p>4540,108125</text:p>
          </table:table-cell>
          <table:table-cell table:number-columns-repeated="4"/>
          <table:table-cell office:value-type="float" office:value="4588.670625" calcext:value-type="float">
            <text:p>4588,6706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588.670625" calcext:value-type="float">
            <text:p>4588,6706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7:00:35.57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08:21.996000000</meta:creation-date>
    <meta:generator>LibreOffice/5.1.3.2$Windows_x86 LibreOffice_project/644e4637d1d8544fd9f56425bd6cec110e49301b</meta:generator>
    <dc:date>2019-02-20T17:02:19.877000000</dc:date>
    <meta:editing-duration>PT13M41S</meta:editing-duration>
    <meta:editing-cycles>6</meta:editing-cycles>
    <meta:document-statistic meta:table-count="1" meta:cell-count="92" meta:object-count="0"/>
  </office:meta>
</office:document-meta>
</file>